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46E364B0883D5771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4299in" fo:margin-left="5.1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8049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3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6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0" style:family="paragraph" style:parent-style-name="Table_20_Contents">
      <style:text-properties fo:font-size="11pt" officeooo:paragraph-rsid="001ac79d" style:font-size-asian="11pt" style:font-size-complex="11pt"/>
    </style:style>
    <style:style style:name="P11" style:family="paragraph" style:parent-style-name="Standard">
      <style:paragraph-properties fo:line-height="150%"/>
      <style:text-properties officeooo:paragraph-rsid="001ac79d"/>
    </style:style>
    <style:style style:name="P12" style:family="paragraph" style:parent-style-name="Standard">
      <style:text-properties officeooo:paragraph-rsid="001ac79d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4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3075e2" style:font-size-asian="10pt" style:font-size-complex="10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8140c"/>
    </style:style>
    <style:style style:name="T3" style:family="text">
      <style:text-properties officeooo:rsid="001c711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T8" style:family="text">
      <style:text-properties officeooo:rsid="0027a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  <text:user-field-decl office:value-type="string" office:string-value="state" text:name="py3o.record.state"/>
      </text:user-field-decls>
      <text:p text:style-name="P13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Vr. No :</text:p>
          </table:table-cell>
          <table:table-cell table:style-name="Table2.A1" office:value-type="string">
            <text:p text:style-name="P10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6">Date <text:s text:c="3"/>:</text:p>
          </table:table-cell>
          <table:table-cell table:style-name="Table2.A1" office:value-type="string">
            <text:p text:style-name="P10"><text:user-field-get text:name="py3o.record.date">date</text:user-field-get></text:p>
          </table:table-cell>
        </table:table-row>
      </table:table>
      <text:p text:style-name="P5"/>
      <text:p text:style-name="P5">Received from <text:user-field-get text:name="py3o.record.ref">ref</text:user-field-get></text:p>
      <text:p text:style-name="P11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5">Being for the <text:span text:style-name="T8">payment</text:span>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1"><text:a xlink:type="simple" xlink:href="py3o:///for" text:style-name="Internet_20_link" text:visited-style-name="Visited_20_Internet_20_Link"><text:span text:style-name="T6">/for</text:span></text:a></text:p>
      <text:p text:style-name="P5"><text:span text:style-name="T7">Total Amount-</text:span> <text:user-field-get text:name="py3o.record.total">total</text:user-field-get><text:s/></text:p>
      <text:p text:style-name="P11"><text:a xlink:type="simple" xlink:href="py3o:///for" text:style-name="Internet_20_link" text:visited-style-name="Visited_20_Internet_20_Link"><text:span text:style-name="T5">/for</text:span></text:a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7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7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Receive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Checke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Approved by</text:p>
          </table:table-cell>
        </table:table-row>
        <table:table-row table:style-name="Table3.2">
          <table:table-cell table:style-name="Table3.A1" office:value-type="string">
            <text:p text:style-name="P8"><draw:line text:anchor-type="paragraph" draw:z-index="1" draw:name="Horizontal line 1" draw:style-name="gr2" draw:text-style-name="P17" svg:x1="0.4917in" svg:y1="0.2075in" svg:x2="1.8236in" svg:y2="0.2075in"><text:p text:style-name="P16">C</text:p></draw:line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7" svg:x1="2.5134in" svg:y1="0.1965in" svg:x2="3.8433in" svg:y2="0.1965in"><text:p text:style-name="P16">C</text:p></draw:line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</table:table-row>
        <table:table-row table:style-name="Table3.3">
          <table:table-cell table:style-name="Table3.A1" office:value-type="string">
            <text:p text:style-name="P8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</table:table-row>
        <table:table-row table:style-name="Table3.3">
          <table:table-cell table:style-name="Table3.A1" office:value-type="string">
            <text:p text:style-name="P8"><draw:line text:anchor-type="paragraph" draw:z-index="8" draw:name="Horizontal line 9" draw:style-name="gr1" draw:text-style-name="P15" svg:x1="0.8528in" svg:y1="0.189in" svg:x2="1.8244in" svg:y2="0.189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1" draw:name="Horizontal line 11" draw:style-name="gr1" draw:text-style-name="P15" svg:x1="0.8484in" svg:y1="0.1654in" svg:x2="1.7457in" svg:y2="0.1654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2" draw:name="Horizontal line 12" draw:style-name="gr1" draw:text-style-name="P15" svg:x1="0.8602in" svg:y1="0.1736in" svg:x2="1.7575in" svg:y2="0.1661in"><text:p/></draw:line>Designation :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3075e2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8140c"/>
    </style:style>
    <style:style style:name="MT3" style:family="text">
      <style:text-properties officeooo:rsid="001c711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<text:span text:style-name="MT2">i</text:span>al <text:span text:style-name="MT3">Pay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4-26T14:30:29.343000000</dc:date>
    <meta:editing-duration>PT6H16M53S</meta:editing-duration>
    <meta:editing-cycles>33</meta:editing-cycles>
    <meta:generator>LibreOffice/7.4.3.2$Windows_X86_64 LibreOffice_project/1048a8393ae2eeec98dff31b5c133c5f1d08b890</meta:generator>
    <meta:document-statistic meta:table-count="3" meta:image-count="1" meta:object-count="0" meta:page-count="1" meta:paragraph-count="35" meta:word-count="88" meta:character-count="499" meta:non-whitespace-character-count="424"/>
  </office:meta>
</office:document-meta>
</file>